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TemplateDoHistorico - Model Nam" table:style-name="ta1">
        <table:table-row>
          <table:table-cell office:value-type="string">
            <text:p>Gemini 3.1 Pro - Github Copilot</text:p>
          </table:table-cell>
          <table:table-cell/>
          <table:table-cell/>
          <table:table-cell/>
          <table:table-cell/>
        </table:table-row>
        <table:table-row>
          <table:table-cell office:value-type="string">
            <text:p>Prompt</text:p>
          </table:table-cell>
          <table:table-cell office:value-type="string">
            <text:p>Issues</text:p>
          </table:table-cell>
          <table:table-cell office:value-type="string">
            <text:p>Overall result</text:p>
          </table:table-cell>
          <table:table-cell office:value-type="string">
            <text:p>Overall sentiment</text:p>
          </table:table-cell>
          <table:table-cell office:value-type="string">
            <text:p>Observations</text:p>
          </table:table-cell>
        </table:table-row>
        <table:table-row>
          <table:table-cell office:value-type="string">
            <text:p>I want to create a web app using React (TypeScript). I would like to use Next.JS with API routes. Can you please create an simple initial project inside the "sistema" directory, that runs with Docker and Docker Compose only? Ensure to use the latest versions of node, react and next if possible. I do not want to run anything outside Docker. Also document the commands to run in a simple README.md file.</text:p>
          </table:table-cell>
          <table:table-cell office:value-type="string">
            <text:p>O modelo gerou algumas coisas deprecated.</text:p>
            <text:p/>
            <text:p>Exemplos:</text:p>
            <text:p>- tsconfig.json: "Option 'target=ES5' is deprecated and will stop functioning in TypeScript 7.0. Specify compilerOption '"ignoreDeprecations": "6.0"' to silence this error."</text:p>
            <text:p>- docker-compose.yml: "the attribute `version` is obsolete, it will be ignored, please remove it to avoid potential confusion"</text:p>
          </table:table-cell>
          <table:table-cell office:value-type="string">
            <text:p>Satisfatório</text:p>
          </table:table-cell>
          <table:table-cell office:value-type="string">
            <text:p>o sistema roda normalmente e as rotas criadas funcionam, tudo dentro do Docker. Há algumas queixas sobre elementos deprecated e uso implícito de "any", mas é um bom pontapé inicial</text:p>
          </table:table-cell>
          <table:table-cell office:value-type="string">
            <text:p>Alterei manualmente ES5 para ES6 e removi o version do docker compose</text:p>
          </table:table-cell>
        </table:table-row>
        <table:table-row>
          <table:table-cell office:value-type="string">
            <text:p>Now I want to use jest and cucumber to create and run tests in Gherkin format.</text:p>
            <text:p>Install necessary dependencies, including jest, typescript, ts-jest (for transpiling TypeScript on the fly), and the Gherkin integration library (jest-cucumber or @cucumber/cucumber). Configure Jest using jest.config.js file. Then, create an initial .feature file to define test scenarios in Gherkin syntax.</text:p>
            <text:p>Write TypeScript code (step definitions) that maps the plain-text Gherkin steps to actual executable code using Jest's assertion methods.</text:p>
            <text:p>Run the tests using the jest command, which will process the feature files and step definitions.</text:p>
            <text:p>All steps should work inside Docker.</text:p>
          </table:table-cell>
          <table:table-cell office:value-type="string">
            <text:p>Não consegue buildar imagem docker por problemas no package.json</text:p>
          </table:table-cell>
          <table:table-cell office:value-type="string">
            <text:p>Não roda</text:p>
          </table:table-cell>
          <table:table-cell office:value-type="string">
            <text:p>Ele criou as dependências, feature e steps, mas houve um bug no package.json</text:p>
          </table:table-cell>
          <table:table-cell office:value-type="string">
            <text:p>-</text:p>
          </table:table-cell>
        </table:table-row>
        <table:table-row>
          <table:table-cell office:value-type="string">
            <text:p>“=&gt; ERROR [4/5] RUN npm install<text:s text:c="44"/>0.8s ------<text:s text:c="2"/>&gt; [4/5] RUN npm install: 0.698 npm error code EJSONPARSE 0.698 npm error JSON.parse Invalid package.json: JSONParseError: Expected ':' after property name in JSON at position 495 (line 23 column 20) while parsing near "...\n<text:s text:c="4"/>\"ts-jestlatest\",\n<text:s text:c="4"/>\"@types/react-..." 0.698 npm error JSON.parse Failed to parse JSON data. 0.698 npm error JSON.parse Note: package.json must be actual JSON, not just JavaScript."</text:p>
          </table:table-cell>
          <table:table-cell office:value-type="string">
            <text:p>-</text:p>
          </table:table-cell>
          <table:table-cell office:value-type="string">
            <text:p>OK</text:p>
          </table:table-cell>
          <table:table-cell office:value-type="string">
            <text:p>Com o conserto, o teste roda e passa</text:p>
          </table:table-cell>
          <table:table-cell office:value-type="string">
            <text:p>-</text:p>
          </table:table-cell>
        </table:table-row>
        <table:table-row>
          <table:table-cell office:value-type="string">
            <text:p>Considering this project is for helping professors to create and correct tests for students, I want to:</text:p>
            <text:p>1. give it a name that reflects that</text:p>
            <text:p>2. create its first major feature: manage multiple choice questions for the tests (add, modify and remove). Each question should have a text description and a set of answers. Each answer must have a text description and one boolean value indicating whether it is correct or wrong.</text:p>
            <text:p>3. create new gherkin scenarios and jest tests for that feature.</text:p>
          </table:table-cell>
          <table:table-cell office:value-type="string">
            <text:p>-</text:p>
          </table:table-cell>
          <table:table-cell office:value-type="string">
            <text:p>OK</text:p>
          </table:table-cell>
          <table:table-cell office:value-type="string">
            <text:p>funciona, mas ficou bem simples. não tem caixa de confirmação para deletar, não tem persistência dos dados, e a UI está bem simples num geral.</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manage the tests (add, modify, remove). For that, ensure that all info (questions and tests) are stored in a SQLite database.</text:p>
            <text:p>1. Each test is created with selected questions that exist in the system.</text:p>
            <text:p>2. the user must inform if the alternatives for the questions (each) should be identified by letters (a, b, c, d...) or powers of 2 (1,2,4,8,16,32...)</text:p>
            <text:p>3. Is the question is identified by letters, there must have a dedicated space for the student write the selected letters. In case of powers of 2, there should be a space for the student write the sum of the alternatives</text:p>
          </table:table-cell>
          <table:table-cell office:value-type="string">
            <text:p>a edição e deleção não funcionam</text:p>
          </table:table-cell>
          <table:table-cell office:value-type="string">
            <text:p>Satisfatório</text:p>
          </table:table-cell>
          <table:table-cell office:value-type="string">
            <text:p>fez bem simplificado, mas ao menos a adição funciona. o banco de dados ficou simples.</text:p>
          </table:table-cell>
          <table:table-cell office:value-type="string">
            <text:p>-</text:p>
          </table:table-cell>
        </table:table-row>
        <table:table-row>
          <table:table-cell office:value-type="string">
            <text:p>There was an error when editing a test</text:p>
            <text:p/>
            <text:p>web-1<text:s text:c="2"/>|<text:s text:c="2"/>PUT /api/tests/9059c558-9bfe-4b58-8bc0-021082e2f5de 404 in 1386ms (next.js: 1205ms, application-code: 181ms)</text:p>
            <text:p>web-1<text:s text:c="2"/>|<text:s text:c="2"/>GET /api/tests 200 in 16ms (next.js: 5ms, application-code: 11ms)</text:p>
            <text:p>web-1<text:s text:c="2"/>| Error: Route "/api/tests/[id]" used `params.id`. `params` is a Promise and must be unwrapped with `await` or `React.use()` before accessing its properties. Learn more: https://nextjs.org/docs/messages/sync-dynamic-apis</text:p>
            <text:p>web-1<text:s text:c="2"/>|<text:s text:c="5"/>at PUT (src/app/api/tests/[id]/route.ts:5:21)</text:p>
            <text:p>web-1<text:s text:c="2"/>|<text:s text:c="3"/>3 |</text:p>
            <text:p>web-1<text:s text:c="2"/>|<text:s text:c="3"/>4 | export async function PUT(request: Request, { params }: { params: { id: string } }) {</text:p>
            <text:p>web-1<text:s text:c="2"/>| &gt; 5 |<text:s text:c="3"/>const id = params.id;</text:p>
            <text:p>web-1<text:s text:c="2"/>|<text:s text:c="5"/>|<text:s text:c="21"/>^</text:p>
            <text:p>web-1<text:s text:c="2"/>|<text:s text:c="3"/>6 |<text:s text:c="3"/>const data = await request.json();</text:p>
            <text:p>web-1<text:s text:c="2"/>|<text:s text:c="3"/>7 |<text:s text:c="3"/>const db = await getDb();</text:p>
            <text:p>web-1<text:s text:c="2"/>|<text:s text:c="3"/>8 |<text:s text:c="3"/></text:p>
            <text:p/>
            <text:p>Also, deleting doesnt work</text:p>
          </table:table-cell>
          <table:table-cell office:value-type="string">
            <text:p>-</text:p>
          </table:table-cell>
          <table:table-cell office:value-type="string">
            <text:p>OK</text:p>
          </table:table-cell>
          <table:table-cell office:value-type="string">
            <text:p>consertou os erros</text:p>
          </table:table-cell>
          <table:table-cell office:value-type="string">
            <text:p>-</text:p>
          </table:table-cell>
        </table:table-row>
        <table:table-row>
          <table:table-cell office:value-type="string">
            <text:p>I want to refactor the sqlite logic to use drizzle. Ensure to create a .env file to store sensitive database information.</text:p>
            <text:p/>
            <text:p>Make sure to change all code to use drizzle only.</text:p>
            <text:p/>
            <text:p>Here is how to use it (from documentation):</text:p>
            <text:p>Step 1 - Install packages</text:p>
            <text:p>npm i drizzle-orm @libsql/client</text:p>
            <text:p>npm i -D drizzle-kit</text:p>
            <text:p/>
            <text:p>Step 2 - Initialize the driver</text:p>
            <text:p>Drizzle has native support for all @libsql/client driver variations:</text:p>
            <text:p/>
            <text:p>@libsql/client<text:tab/>defaults to node import, automatically changes to web if target or platform is set for bundler, e.g. esbuild --platform=browser</text:p>
            <text:p>@libsql/client/node<text:tab/>node compatible module, supports :memory:, file, wss, http and turso connection protocols</text:p>
            <text:p>@libsql/client/web<text:tab/>module for fullstack web frameworks like next, nuxt, astro, etc.</text:p>
            <text:p>@libsql/client/http<text:tab/>module for http and https connection protocols</text:p>
            <text:p>@libsql/client/ws<text:tab/>module for ws and wss connection protocols</text:p>
            <text:p>@libsql/client/sqlite3<text:tab/>module for :memory: and file connection protocols</text:p>
            <text:p>@libsql/client-wasm<text:tab/>Separate experimental package for WASM</text:p>
            <text:p/>
            <text:p>import { drizzle } from 'drizzle-orm/libsql';</text:p>
            <text:p>const db = drizzle({ connection: {</text:p>
            <text:p><text:s text:c="2"/>url: process.env.DATABASE_URL,</text:p>
            <text:p><text:s text:c="2"/>authToken: process.env.DATABASE_AUTH_TOKEN</text:p>
            <text:p>}});</text:p>
            <text:p/>
            <text:p>Step 3 - make a query</text:p>
            <text:p>import { drizzle } from 'drizzle-orm/libsql';</text:p>
            <text:p>const db = drizzle(process.env.DATABASE_URL);</text:p>
            <text:p/>
            <text:p>const result = await db.execute('select 1');</text:p>
            <text:p/>
            <text:p>If you need a synchronous connection, you can use our additional connection API, where you specify a driver connection and pass it to the Drizzle instance.</text:p>
            <text:p/>
            <text:p>import { drizzle } from 'drizzle-orm/libsql';</text:p>
            <text:p>import { createClient } from '@libsql/client';</text:p>
            <text:p>const client = createClient({ url: process.env.DATABASE_URL, authToken: process.env.DATABASE_AUTH_TOKEN });</text:p>
            <text:p>const db = drizzle(client);</text:p>
            <text:p>const result = await db.execute('select 1');</text:p>
          </table:table-cell>
          <table:table-cell office:value-type="string">
            <text:p>quebrou algumas coisas e ficou em loop em alguns momentos</text:p>
          </table:table-cell>
          <table:table-cell office:value-type="string">
            <text:p>após conserto dos erros, ficou funcionando</text:p>
          </table:table-cell>
          <table:table-cell office:value-type="string">
            <text:p>-</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generate x unique PDFs (x is number given by the user), varying the order os the questions and choices. Each PDF should contain the test header (class title (eg.: Introduction to Programming), professor name, date, etc).</text:p>
            <text:p>1. Each page of the test must contain a footer with the test number (individual id generated by the system, starting with 1)</text:p>
            <text:p>2. At the end, there must be a space for the student to write their name and CPF.</text:p>
            <text:p>3. The system should also generate a CSV with the answers to each test. Each line of the CSV contains onfo about one test: test number, correct answers for each question (letters or sum)</text:p>
          </table:table-cell>
          <table:table-cell office:value-type="string">
            <text:p>não fez a parte da UI para de fato acessar a rota</text:p>
          </table:table-cell>
          <table:table-cell office:value-type="string">
            <text:p>Satisfatório</text:p>
          </table:table-cell>
          <table:table-cell office:value-type="string">
            <text:p>funcionou, mas não fez integração na UI</text:p>
          </table:table-cell>
          <table:table-cell office:value-type="string">
            <text:p>-</text:p>
          </table:table-cell>
        </table:table-row>
        <table:table-row>
          <table:table-cell office:value-type="string">
            <text:p>the test should have a button to trigger the pdf downloading. it whould open a box for the user write all info and then press download</text:p>
          </table:table-cell>
          <table:table-cell office:value-type="string">
            <text:p>o footer não ficou correto no PDF e ele não deixou espaço para o aluno escrever a resposta.</text:p>
          </table:table-cell>
          <table:table-cell office:value-type="string">
            <text:p>Satisfatório</text:p>
          </table:table-cell>
          <table:table-cell office:value-type="string">
            <text:p>o principal que é baixar e fazer provas diferentes funcionou perfeitamente.</text:p>
          </table:table-cell>
          <table:table-cell office:value-type="string">
            <text:p>-</text:p>
          </table:table-cell>
        </table:table-row>
        <table:table-row>
          <table:table-cell office:value-type="string">
            <text:p>Please ensure the footer exists at the bottom of each page. Now it is on top of the second page.</text:p>
            <text:p/>
            <text:p>Also there must exist a space in each question for the student to write the chosen letters or sum. If it is letters:</text:p>
            <text:p>ANSWER: __________________</text:p>
            <text:p>If it is sum:</text:p>
            <text:p>SUM: __________________</text:p>
            <text:p/>
            <text:p>Also use font time new roman</text:p>
          </table:table-cell>
          <table:table-cell office:value-type="string">
            <text:p>o footer ainda não está no local correto</text:p>
          </table:table-cell>
          <table:table-cell office:value-type="string">
            <text:p>Satisfatório</text:p>
          </table:table-cell>
          <table:table-cell office:value-type="string">
            <text:p>apesar do footer, ele seguiu os demais pedidos</text:p>
          </table:table-cell>
          <table:table-cell office:value-type="string">
            <text:p>-</text:p>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